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fa1cc" fo:background-color="#ffff00" style:font-name-asian="Wingdings" style:font-size-asian="16pt" style:font-name-complex="Wingdings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3963ca" fo:background-color="#ff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5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6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3963ca" fo:background-color="#00ff00" style:font-name-asian="Wingdings" style:font-size-asian="16pt" style:font-name-complex="Wingdings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9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20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1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2" style:family="paragraph" style:parent-style-name="Footer">
      <style:text-properties style:font-name="Arial" style:font-name-complex="Arial"/>
    </style:style>
    <style:style style:name="P23" style:family="paragraph" style:parent-style-name="Standard">
      <style:text-properties style:font-name="Arial" fo:font-size="9pt" style:font-size-asian="9pt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size="9pt" officeooo:rsid="002c63c8" officeooo:paragraph-rsid="002c63c8" style:font-size-asian="9pt" style:font-name-complex="Arial"/>
    </style:style>
    <style:style style:name="P26" style:family="paragraph" style:parent-style-name="Standard">
      <style:text-properties fo:color="#333399" style:font-name="Arial" fo:font-size="9pt" style:font-size-asian="9pt" style:font-name-complex="Arial"/>
    </style:style>
    <style:style style:name="P27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8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9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30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31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2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3" style:family="paragraph" style:parent-style-name="Heading_20_1"/>
    <style:style style:name="P34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35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86c32" officeooo:paragraph-rsid="00286c32" style:font-size-asian="7.84999990463257pt" style:font-name-complex="Cambria" style:font-size-complex="9pt"/>
    </style:style>
    <style:style style:name="P36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3aea60" officeooo:paragraph-rsid="003aea60" style:font-size-asian="7.84999990463257pt" style:font-name-complex="Cambria" style:font-size-complex="9pt"/>
    </style:style>
    <style:style style:name="P37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3d42a0" officeooo:paragraph-rsid="003d42a0" style:font-size-asian="7.84999990463257pt" style:font-name-complex="Cambria" style:font-size-complex="9pt"/>
    </style:style>
    <style:style style:name="P38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3aea60" officeooo:paragraph-rsid="003aea60" style:font-size-asian="9pt" style:font-name-complex="Arial"/>
    </style:style>
    <style:style style:name="P39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40" style:family="paragraph" style:parent-style-name="Standard" style:list-style-name="WW8Num24">
      <style:paragraph-properties style:snap-to-layout-grid="false"/>
      <style:text-properties style:font-name="Arial" fo:font-size="9pt" officeooo:rsid="002de5fa" officeooo:paragraph-rsid="002de5fa" style:font-size-asian="9pt" style:font-name-complex="Arial"/>
    </style:style>
    <style:style style:name="P41" style:family="paragraph" style:parent-style-name="Standard" style:list-style-name="WW8Num24">
      <style:paragraph-properties style:snap-to-layout-grid="false"/>
      <style:text-properties style:font-name="Arial" fo:font-size="9pt" officeooo:rsid="00345bba" officeooo:paragraph-rsid="00345bba" style:font-size-asian="9pt" style:font-name-complex="Arial"/>
    </style:style>
    <style:style style:name="P42" style:family="paragraph" style:parent-style-name="Standard" style:list-style-name="WW8Num24">
      <style:text-properties style:font-name="Arial" fo:font-size="9pt" officeooo:rsid="002ea8f4" officeooo:paragraph-rsid="002ea8f4" style:font-size-asian="9pt" style:font-name-complex="Arial"/>
    </style:style>
    <style:style style:name="P43" style:family="paragraph" style:parent-style-name="Standard" style:list-style-name="WW8Num24">
      <style:text-properties style:font-name="Arial" fo:font-size="9pt" style:font-size-asian="9pt" style:font-name-complex="Arial"/>
    </style:style>
    <style:style style:name="P44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45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3d42a0" officeooo:paragraph-rsid="002ad815" style:font-size-asian="9pt" style:font-name-complex="Arial"/>
    </style:style>
    <style:style style:name="P46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3d42a0" officeooo:paragraph-rsid="003d42a0" style:font-size-asian="9pt" style:font-name-complex="Arial"/>
    </style:style>
    <style:style style:name="P47" style:family="paragraph" style:parent-style-name="Standard" style:list-style-name="WW8Num24">
      <style:paragraph-properties style:snap-to-layout-grid="false"/>
      <style:text-properties style:font-name="Arial" fo:font-size="9pt" officeooo:rsid="003d42a0" officeooo:paragraph-rsid="003d42a0" style:font-size-asian="9pt" style:font-name-complex="Arial"/>
    </style:style>
    <style:style style:name="P48" style:family="paragraph" style:parent-style-name="Standard" style:list-style-name="WW8Num24">
      <style:text-properties style:font-name="Arial" fo:font-size="9pt" officeooo:rsid="003d42a0" officeooo:paragraph-rsid="003d42a0" style:font-size-asian="9pt" style:font-name-complex="Arial"/>
    </style:style>
    <style:style style:name="P49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3e892f" officeooo:paragraph-rsid="003e892f" style:font-size-asian="9pt" style:font-name-complex="Arial"/>
    </style:style>
    <style:style style:name="P50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51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52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3963ca" style:font-weight-asian="bold" style:font-name-complex="Arial" style:font-weight-complex="bold"/>
    </style:style>
    <style:style style:name="T5" style:family="text">
      <style:text-properties fo:font-size="7pt" fo:language="de" fo:country="CH" style:font-size-asian="7pt" style:font-name-complex="Arial"/>
    </style:style>
    <style:style style:name="T6" style:family="text">
      <style:text-properties fo:font-size="7pt" style:font-size-asian="7pt" style:font-name-complex="Arial"/>
    </style:style>
    <style:style style:name="T7" style:family="text">
      <style:text-properties fo:language="de" fo:country="CH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23d483"/>
    </style:style>
    <style:style style:name="T10" style:family="text">
      <style:text-properties officeooo:rsid="0026d57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8">Entwurf Prototyp</text:p>
          </table:table-cell>
          <table:table-cell table:style-name="Table1.A1" office:value-type="string">
            <text:p text:style-name="P19">06.05.2015</text:p>
          </table:table-cell>
          <table:table-cell table:style-name="Table1.A1" office:value-type="string">
            <text:p text:style-name="P14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8">Realisierung der <text:span text:style-name="T9">Grundfunktionen</text:span></text:p>
          </table:table-cell>
          <table:table-cell table:style-name="Table1.A1" office:value-type="string">
            <text:p text:style-name="P17">20.05.2015</text:p>
          </table:table-cell>
          <table:table-cell table:style-name="Table1.A1" office:value-type="string">
            <text:p text:style-name="P16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8">Vollständige Realisierung</text:p>
          </table:table-cell>
          <table:table-cell table:style-name="Table1.A1" office:value-type="string">
            <text:p text:style-name="P19">03.06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8">Test</text:p>
          </table:table-cell>
          <table:table-cell table:style-name="Table1.A5" office:value-type="string">
            <text:p text:style-name="P19">17.06.2015</text:p>
          </table:table-cell>
          <table:table-cell table:style-name="Table1.A5" office:value-type="string">
            <text:p text:style-name="P13"></text:p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8">Abnahme</text:p>
          </table:table-cell>
          <table:table-cell table:style-name="Table1.A5" office:value-type="string">
            <text:p text:style-name="P19">01.07.2015</text:p>
          </table:table-cell>
          <table:table-cell table:style-name="Table1.A5" office:value-type="string">
            <text:p text:style-name="P15"/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9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6"/>
            <text:p text:style-name="P27"/>
          </table:table-cell>
          <table:table-cell table:style-name="Table2.B2" office:value-type="string">
            <text:list xml:id="list2651160033991028630" text:style-name="WW8Num17">
              <text:list-item>
                <text:p text:style-name="P35">Struktur der App überarbeitet, Zusammenspiel einzelner Views (Alex, Andreas)</text:p>
              </text:list-item>
              <text:list-item>
                <text:p text:style-name="P36">Verschiedene Fehler behoben (Alex)</text:p>
              </text:list-item>
              <text:list-item>
                <text:p text:style-name="P37">Position der Drohne auf Karte anzeigen (Alex)</text:p>
              </text:list-item>
              <text:list-item>
                <text:p text:style-name="P36">Nutzbarkeit verbessert </text:p>
                <text:list>
                  <text:list-item>
                    <text:p text:style-name="P36">Kollision der Wischgesten für Masterview und Map beseitigt (Alex)</text:p>
                  </text:list-item>
                </text:list>
              </text:list-item>
              <text:list-item>
                <text:p text:style-name="P38">Code kommentiert (Alex)</text:p>
              </text:list-item>
              <text:list-item>
                <text:p text:style-name="P45">Verschicken einzelner Bilder über Sockets (Drohne und App) (Chris, Florian)</text:p>
              </text:list-item>
              <text:list-item>
                <text:p text:style-name="P46">Toggeln der Bilder auf beiden Seiten (Chris, Florian)</text:p>
              </text:list-item>
              <text:list-item>
                <text:p text:style-name="P46">Versenden der GPS Daten an Drohne für Verfolgungsmodus (Chris, Florian)</text:p>
              </text:list-item>
              <text:list-item>
                <text:p text:style-name="P49">Anzeigen Statusinformationen, Benachrichtigungen über Änderungen per Notification (Andreas)</text:p>
              </text:list-item>
              <text:list-item>
                <text:p text:style-name="P49">Anzeige Statusinformationen über das Netzwerk getestet (Andreas)</text:p>
              </text:list-item>
              <text:list-item>
                <text:p text:style-name="P49">Verfolgermodus erstellt (Andreas)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0">e</text:span></text:p>
          </table:table-cell>
          <table:table-cell table:style-name="Table2.B3" office:value-type="string">
            <text:list xml:id="list101941734900180" text:continue-numbering="true" text:style-name="WW8Num17">
              <text:list-item>
                <text:p text:style-name="P37">Bilder werden auf Drohnenseite in einzelne Packete aufgeteilt und abgeschickt (Florian)</text:p>
              </text:list-item>
              <text:list-item>
                <text:p text:style-name="P39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6"/>
          </table:table-cell>
          <table:table-cell table:style-name="Table2.B4" office:value-type="string">
            <text:p text:style-name="P25"/>
            <text:list xml:id="list3442043201802013665" text:style-name="WW8Num24">
              <text:list-item>
                <text:p text:style-name="P47">Weitere Tests</text:p>
              </text:list-item>
              <text:list-item>
                <text:p text:style-name="P48">Code kommentieren</text:p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0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1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4"/>
          </table:table-cell>
          <table:table-cell table:style-name="Table3.B3" office:value-type="string">
            <text:list xml:id="list101940941508254" text:continue-numbering="true" text:style-name="WW8Num24">
              <text:list-item>
                <text:p text:style-name="P40"/>
              </text:list-item>
              <text:list-item>
                <text:p text:style-name="P41"/>
              </text:list-item>
              <text:list-item>
                <text:p text:style-name="P42"/>
              </text:list-item>
              <text:list-item>
                <text:p text:style-name="P42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31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4"/>
            <text:p text:style-name="P23"/>
          </table:table-cell>
          <table:table-cell table:style-name="Table3.B5" office:value-type="string">
            <text:list xml:id="list101940009505780" text:continue-list="list101941734900180" text:style-name="WW8Num17">
              <text:list-item>
                <text:p text:style-name="P50"/>
              </text:list-item>
              <text:list-item>
                <text:p text:style-name="P39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31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4"/>
            <text:p text:style-name="P23"/>
          </table:table-cell>
          <table:table-cell table:style-name="Table3.B7" office:value-type="string">
            <text:list xml:id="list2205838673324144097" text:style-name="WW8Num12">
              <text:list-item>
                <text:p text:style-name="P51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31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4"/>
            <text:p text:style-name="P23"/>
          </table:table-cell>
          <table:table-cell table:style-name="Table3.B9" office:value-type="string">
            <text:list xml:id="list101941265349242" text:continue-list="list101940941508254" text:style-name="WW8Num24">
              <text:list-item>
                <text:p text:style-name="P44"/>
              </text:list-item>
              <text:list-item>
                <text:p text:style-name="P43"/>
              </text:list-item>
            </text:list>
          </table:table-cell>
        </table:table-row>
      </table:table>
      <text:p text:style-name="P32"><text:soft-page-break/></text:p>
      <text:p text:style-name="P32"/>
      <text:p text:style-name="P6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3963ca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3"><draw:image xlink:href="Pictures/10000000000002C50000011224600E76.png" xlink:type="simple" xlink:show="embed" xlink:actuate="onLoad"/></draw:frame><draw:rect text:anchor-type="as-char" draw:z-index="1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6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24.06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developer/PSE/iPadApp/Statusberichte/Statusbericht_iPad_Netzwerk_KW26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2</text:page-number></text:span></text:span><text:span text:style-name="Page_20_Number"><text:span text:style-name="MT8"> - </text:span></text:span><text:span text:style-name="Page_20_Number"><text:span text:style-name="MT8"><text:page-count style:num-format="1">2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6-24T10:19:39.482362000</dc:date>
    <meta:print-date>2006-08-08T09:31:00</meta:print-date>
    <meta:editing-cycles>37</meta:editing-cycles>
    <meta:editing-duration>PT4H8M51S</meta:editing-duration>
    <meta:generator>LibreOffice/4.3.4.1$MacOSX_X86_64 LibreOffice_project/bc356b2f991740509f321d70e4512a6a54c5f243</meta:generator>
    <meta:document-statistic meta:table-count="5" meta:image-count="1" meta:object-count="0" meta:page-count="2" meta:paragraph-count="62" meta:word-count="216" meta:character-count="1660" meta:non-whitespace-character-count="1497"/>
    <meta:user-defined meta:name="Version">01.00</meta:user-defined>
  </office:meta>
</office:document-meta>
</file>